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GB" style:font-size-complex="14pt"/>
    </style:style>
    <style:style style:name="P6" style:family="paragraph" style:parent-style-name="Text_20_body">
      <style:text-properties fo:language="en" fo:country="GB" fo:font-weight="bold" style:font-weight-asian="bold" style:font-size-complex="14pt" style:font-weight-complex="bold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GB" fo:font-weight="normal" style:font-size-asian="18pt" style:font-weight-asian="normal" style:font-weight-complex="normal"/>
    </style:style>
    <style:style style:name="T3" style:family="text">
      <style:text-properties fo:color="#0000ff" fo:font-size="18pt" fo:language="en" fo:country="GB" fo:font-weight="normal" fo:background-color="transparent" style:font-size-asian="18pt" style:font-weight-asian="normal" style:font-weight-complex="normal"/>
    </style:style>
    <style:style style:name="T4" style:family="text">
      <style:text-properties fo:color="#0000ff" fo:language="en" fo:country="GB" fo:background-color="transparent" style:font-size-complex="14pt"/>
    </style:style>
    <style:style style:name="T5" style:family="text">
      <style:text-properties fo:font-size="10pt" fo:language="en" fo:country="GB" style:font-name-asian="Times New Roman" style:font-size-asian="10pt" style:font-name-complex="Times New Roman" style:font-size-complex="10pt"/>
    </style:style>
    <style:style style:name="T6" style:family="text">
      <style:text-properties fo:language="en" fo:country="GB" style:font-size-complex="14pt"/>
    </style:style>
    <style:style style:name="T7" style:family="text">
      <style:text-properties fo:language="en" fo:country="GB" fo:font-weight="bold" style:font-weight-asian="bold" style:font-size-complex="14pt"/>
    </style:style>
    <style:style style:name="T8" style:family="text">
      <style:text-properties fo:language="en" fo:country="GB" fo:font-weight="bold" fo:background-color="transparent" style:font-weight-asian="bold" style:font-size-complex="14pt"/>
    </style:style>
    <style:style style:name="T9" style:family="text">
      <style:text-properties fo:language="en" fo:country="GB" fo:background-color="transparent" style:font-size-complex="14pt"/>
    </style:style>
    <style:style style:name="T10" style:family="text">
      <style:text-properties fo:color="#000000" fo:language="en" fo:country="US" fo:background-color="transparent" style:font-size-complex="14pt"/>
    </style:style>
    <style:style style:name="T11" style:family="text">
      <style:text-properties fo:color="#000000" fo:language="en" fo:country="GB" fo:background-color="transparent" style:font-size-complex="14pt"/>
    </style:style>
    <style:style style:name="T12" style:family="text">
      <style:text-properties fo:color="#000000" fo:background-color="transparent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6cm" svg:height="0.9cm" draw:z-index="0"><draw:image xlink:href="../../odt_eng/images/003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Oscillation </text:span></text:span><text:span text:style-name="Основной_20_шрифт_20_абзаца"><text:span text:style-name="T3">element</text:span></text:span>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5">In palette</text:span></text:span></text:p>
          </table:table-cell>
          <table:table-cell table:style-name="Таблица1.B1" office:value-type="string">
            <text:p text:style-name="P3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2.3cm" svg:height="1.349cm" draw:z-index="0"><draw:image xlink:href="../../odt_eng/images/003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5">In diagram</text:span></text:span>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6">The unit </text:span></text:span><text:span text:style-name="Основной_20_шрифт_20_абзаца"><text:span text:style-name="T7">is</text:span></text:span><text:span text:style-name="Основной_20_шрифт_20_абзаца"><text:span text:style-name="T6"> </text:span></text:span><text:span text:style-name="Основной_20_шрифт_20_абзаца"><text:span text:style-name="T7">vectorized </text:span></text:span><text:span text:style-name="Основной_20_шрифт_20_абзаца"><text:span text:style-name="T6">and </text:span></text:span><text:span text:style-name="Основной_20_шрифт_20_абзаца"><text:span text:style-name="T10">implement</text:span></text:span><text:span text:style-name="Основной_20_шрифт_20_абзаца"><text:span text:style-name="T11">s</text:span></text:span><text:span text:style-name="Основной_20_шрифт_20_абзаца"><text:span text:style-name="T6"> a mathematical model of the element, which dynamics can be described via a linear ordinary differential equation (ODE) as follows:</text:span></text:span></text:p>
            <text:p text:style-name="P4"><draw:frame draw:style-name="fr3" draw:name="Объект1" text:anchor-type="as-char" svg:width="9.437cm" svg:height="1.37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Основной_20_шрифт_20_абзаца"><text:span text:style-name="T6">,</text:span></text:span></text:p>
            <text:p text:style-name="Text_20_body"><text:span text:style-name="Основной_20_шрифт_20_абзаца"><text:span text:style-name="T6">where</text:span></text:span><text:span text:style-name="Основной_20_шрифт_20_абзаца"><text:span text:style-name="T6"><draw:frame draw:style-name="fr3" draw:name="Объект2" text:anchor-type="as-char" svg:width="1.148cm" svg:height="0.619cm" draw:z-index="0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6">is for the i-th element of input signal to the unit,</text:span></text:span><text:span text:style-name="Основной_20_шрифт_20_абзаца"><text:span text:style-name="T6"><draw:frame draw:style-name="fr3" draw:name="Объект3" text:anchor-type="as-char" svg:width="0.64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6">is for an element of constant time vector,</text:span></text:span><text:span text:style-name="Основной_20_шрифт_20_абзаца"><text:span text:style-name="T6"><draw:frame draw:style-name="fr3" draw:name="Объект4" text:anchor-type="as-char" svg:width="0.566cm" svg:height="0.543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T13">is </text:span><text:span text:style-name="Основной_20_шрифт_20_абзаца"><text:span text:style-name="T6">an element of the damping factors vector,</text:span></text:span><text:span text:style-name="Основной_20_шрифт_20_абзаца"><text:span text:style-name="T6"><draw:frame draw:style-name="fr3" draw:name="Объект5" text:anchor-type="as-char" svg:width="0.58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6">is an element of the amplification factors vector,</text:span></text:span><text:span text:style-name="Основной_20_шрифт_20_абзаца"><text:span text:style-name="T6"><draw:frame draw:style-name="fr3" draw:name="Объект6" text:anchor-type="as-char" svg:width="1.182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6">is for an element of the unit output signal.</text:span></text:span></text:p>
            <text:p text:style-name="Text_20_body"><text:span text:style-name="Основной_20_шрифт_20_абзаца"><text:span text:style-name="T6">In case of zero initial conditions the dynamics of the unit can be represented via the following transfer function:</text:span></text:span></text:p>
            <text:p text:style-name="P4"><draw:frame draw:style-name="fr4" draw:name="7" text:anchor-type="as-char" svg:width="5.65cm" style:rel-width="scale" svg:height="1.236cm" style:rel-height="scale" draw:z-index="0"><draw:object xlink:href="./Object 7" xlink:type="simple" xlink:show="embed" xlink:actuate="onLoad"/><draw:image xlink:href="./ObjectReplacements/Object 7" xlink:type="simple" xlink:show="embed" xlink:actuate="onLoad"/></draw:frame><text:span text:style-name="Основной_20_шрифт_20_абзаца"><text:span text:style-name="T6">,</text:span></text:span></text:p>
            <text:p text:style-name="P5">that is why the pictogram of the unit has a view of the transfer function of typical oscillation<text:span text:style-name="T12"> element.</text:span></text:p>
            <text:p text:style-name="Text_20_body"><text:span text:style-name="Основной_20_шрифт_20_абзаца"><text:span text:style-name="T6">Mandatory condition:</text:span></text:span><text:span text:style-name="Основной_20_шрифт_20_абзаца"><text:span text:style-name="T6"><draw:frame draw:style-name="fr3" draw:name="Объект7" text:anchor-type="as-char" svg:width="1.312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">.</text:span></text:span></text:p>
            <text:p text:style-name="P6">Properties:</text:p>
            <text:list xml:id="list4165057719977830034" text:style-name="L1">
              <text:list-item>
                <text:p text:style-name="P7"><text:span text:style-name="Основной_20_шрифт_20_абзаца"><text:span text:style-name="T6">The amplification factors </text:span></text:span><text:span text:style-name="Основной_20_шрифт_20_абзаца"><text:span text:style-name="T4">–</text:span></text:span><text:span text:style-name="Основной_20_шрифт_20_абзаца"><text:span text:style-name="T9"> are the vector of factors</text:span></text:span><text:span text:style-name="Основной_20_шрифт_20_абзаца"><text:span text:style-name="T9"><draw:frame draw:style-name="fr3" draw:name="Объект8" text:anchor-type="as-char" svg:width="0.58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9">the input value is multiplied by.</text:span></text:span></text:p>
              </text:list-item>
              <text:list-item>
                <text:p text:style-name="P7"><text:span text:style-name="Основной_20_шрифт_20_абзаца"><text:span text:style-name="T9">Time constants </text:span></text:span><text:span text:style-name="Основной_20_шрифт_20_абзаца"><text:span text:style-name="T4">– </text:span></text:span><text:span text:style-name="Основной_20_шрифт_20_абзаца"><text:span text:style-name="T9">are the vector of time constants</text:span></text:span><text:span text:style-name="Основной_20_шрифт_20_абзаца"><text:span text:style-name="T9"><draw:frame draw:style-name="fr3" draw:name="Объект9" text:anchor-type="as-char" svg:width="0.64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9">in seconds.</text:span></text:span></text:p>
              </text:list-item>
              <text:list-item>
                <text:p text:style-name="P7"><text:span text:style-name="Основной_20_шрифт_20_абзаца"><text:span text:style-name="T9">Damping factor </text:span></text:span><text:span text:style-name="Основной_20_шрифт_20_абзаца"><text:span text:style-name="T4">–</text:span></text:span><text:span text:style-name="Основной_20_шрифт_20_абзаца"><text:span text:style-name="T9"> is the vector of coefficients</text:span></text:span><text:span text:style-name="Основной_20_шрифт_20_абзаца"><text:span text:style-name="T9"><draw:frame draw:style-name="fr3" draw:name="Объект10" text:anchor-type="as-char" svg:width="0.566cm" svg:height="0.543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9">.</text:span></text:span></text:p>
              </text:list-item>
              <text:list-item>
                <text:p text:style-name="P7"><text:span text:style-name="Основной_20_шрифт_20_абзаца"><text:span text:style-name="T9">The initial conditions </text:span></text:span><text:span text:style-name="Основной_20_шрифт_20_абзаца"><text:span text:style-name="T4">–</text:span></text:span><text:span text:style-name="Основной_20_шрифт_20_абзаца"><text:span text:style-name="T9"> are the vector of initial values</text:span></text:span><text:span text:style-name="Основной_20_шрифт_20_абзаца"><text:span text:style-name="T9"><draw:frame draw:style-name="fr3" draw:name="Объект11" text:anchor-type="as-char" svg:width="1.265cm" svg:height="0.621cm" draw:z-index="0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Основной_20_шрифт_20_абзаца"><text:span text:style-name="T9">for unit output value.</text:span></text:span></text:p>
              </text:list-item>
              <text:list-item>
                <text:p text:style-name="P7"><text:span text:style-name="Основной_20_шрифт_20_абзаца"><text:span text:style-name="T9">The initial conditions on the derivate </text:span></text:span><text:span text:style-name="Основной_20_шрифт_20_абзаца"><text:span text:style-name="T4">–</text:span></text:span><text:span text:style-name="Основной_20_шрифт_20_абзаца"><text:span text:style-name="T9">are the vector of initial conditions for the unit output value derivate</text:span></text:span><text:span text:style-name="Основной_20_шрифт_20_абзаца"><text:span text:style-name="T9"><draw:frame draw:style-name="fr3" draw:name="Объект12" text:anchor-type="as-char" svg:width="1.468cm" svg:height="0.621cm" draw:z-index="0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Основной_20_шрифт_20_абзаца"><text:span text:style-name="T9">.</text:span></text:span></text:p>
              </text:list-item>
            </text:list>
            <text:p text:style-name="Text_20_body"><text:span text:style-name="Основной_20_шрифт_20_абзаца"><text:span text:style-name="T8">Note:</text:span></text:span><text:span text:style-name="Основной_20_шрифт_20_абзаца"><text:span text:style-name="T9"> by default the unit </text:span></text:span><text:span text:style-name="Основной_20_шрифт_20_абзаца"><text:span text:style-name="T11">properties</text:span></text:span><text:span text:style-name="Основной_20_шрифт_20_абзаца"><text:span text:style-name="T9"> a</text:span></text:span><text:span text:style-name="Основной_20_шрифт_20_абзаца"><text:span text:style-name="T6">re set for the </text:span></text:span><text:span text:style-name="Основной_20_шрифт_20_абзаца"><text:span text:style-name="T7">scalar</text:span></text:span><text:span text:style-name="Основной_20_шрифт_20_абзаца"><text:span text:style-name="T6"> input signal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олебательное звено</dc:title>
    <meta:creation-date>2012-01-23T10:07:00</meta:creation-date>
    <dc:date>2012-03-04T11:29:58.20</dc:date>
    <meta:editing-cycles>96</meta:editing-cycles>
    <meta:editing-duration>PT3H11M21S</meta:editing-duration>
    <dc:creator>Александр </dc:creator>
    <meta:document-statistic meta:table-count="1" meta:image-count="2" meta:object-count="13" meta:page-count="1" meta:paragraph-count="19" meta:word-count="207" meta:character-count="117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30.odt/Normal.dotm"/>
  </office:meta>
</office:document-meta>
</file>

<file path=Object 1/content.xml><?xml version="1.0" encoding="utf-8"?>
<math xmlns="http://www.w3.org/1998/Math/MathML">
  <semantics>
    <mrow>
      <mrow>
        <mrow>
          <mrow>
            <msubsup>
              <mi>T</mi>
              <mi>i</mi>
              <mn>2</mn>
            </msubsup>
            <mo stretchy="false">⋅</mo>
            <mrow>
              <mfrac>
                <mrow>
                  <msup>
                    <mi>d</mi>
                    <mn>2</mn>
                  </msup>
                  <msub>
                    <mi>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sup>
                    <mi mathvariant="italic">dt</mi>
                    <mn>2</mn>
                  </msup>
                </mrow>
              </mfrac>
            </mrow>
          </mrow>
          <mo stretchy="false">+</mo>
          <mrow>
            <mrow>
              <mrow>
                <mn>2</mn>
                <mo stretchy="false">⋅</mo>
                <msub>
                  <mo stretchy="false">β</mo>
                  <mi>i</mi>
                </msub>
              </mrow>
              <mo stretchy="false">⋅</mo>
              <msub>
                <mi>T</mi>
                <mi>i</mi>
              </msub>
            </mrow>
            <mo stretchy="false">⋅</mo>
            <mrow>
              <mfrac>
                <mrow>
                  <msub>
                    <mi mathvariant="italic">d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i mathvariant="italic">dt</mi>
                </mrow>
              </mfrac>
            </mrow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^2 cdot {{d^2 y_i(t)} over {dt^2}}+2 cdot %beta_i cdot T_i cdot {{dy_i(t)} over {dt}} + y_i(t) ~=~ k_i cdot x_i(t)</annotation>
  </semantics>
</math>
</file>

<file path=Object 10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11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3/content.xml><?xml version="1.0" encoding="utf-8"?>
<math xmlns="http://www.w3.org/1998/Math/MathML">
  <semantics>
    <mrow>
      <msub>
        <mi>y</mi>
        <mi>i</mi>
      </msub>
      <mi>'</mi>
      <mrow>
        <mo stretchy="false">(</mo>
        <mrow>
          <mn>0</mn>
        </mrow>
        <mo stretchy="false">)</mo>
      </mrow>
    </mrow>
    <annotation encoding="StarMath 5.0">y_i'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5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7/content.xml><?xml version="1.0" encoding="utf-8"?>
<math xmlns="http://www.w3.org/1998/Math/MathML">
  <semantics>
    <mrow>
      <mi>W</mi>
      <mo stretchy="false">(</mo>
      <mi>s</mi>
      <mrow>
        <mo stretchy="false">)</mo>
        <mo stretchy="false">=</mo>
        <mfrac>
          <mi>k</mi>
          <mrow>
            <mrow>
              <mrow>
                <mrow>
                  <msup>
                    <mi>T</mi>
                    <mn>2</mn>
                  </msup>
                  <mo stretchy="false">⋅</mo>
                  <msup>
                    <mi>s</mi>
                    <mn>2</mn>
                  </msup>
                </mrow>
                <mo stretchy="false">+</mo>
                <mrow>
                  <mrow>
                    <mrow>
                      <mn>2</mn>
                      <mo stretchy="false">⋅</mo>
                      <mi>T</mi>
                    </mrow>
                    <mo stretchy="false">⋅</mo>
                    <mi>β</mi>
                  </mrow>
                  <mo stretchy="false">⋅</mo>
                  <mi>s</mi>
                </mrow>
              </mrow>
              <mo stretchy="false">+</mo>
              <mn>1</mn>
            </mrow>
          </mrow>
        </mfrac>
      </mrow>
    </mrow>
    <annotation encoding="StarMath 5.0">W  \( s  \) =k over {T^2  cdot  s^2 + 2  cdot  T  cdot  β  cdot  s + 1}</annotation>
  </semantics>
</math>
</file>

<file path=Object 8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9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